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OrgSubtitle">
      <style:text-properties officeooo:rsid="000d9e78" officeooo:paragraph-rsid="000d9e78"/>
    </style:style>
    <style:style style:name="P3" style:family="paragraph" style:parent-style-name="OrgTitle">
      <style:text-properties officeooo:rsid="000d9e78" officeooo:paragraph-rsid="000d9e78" fo:background-color="transparent"/>
    </style:style>
    <style:style style:name="P4" style:family="paragraph" style:parent-style-name="OrgTitle">
      <style:text-properties officeooo:paragraph-rsid="000d9e78"/>
    </style:style>
    <style:style style:name="P5" style:family="paragraph" style:parent-style-name="Contents_20_1">
      <style:paragraph-properties>
        <style:tab-stops>
          <style:tab-stop style:position="6.6929in" style:type="right" style:leader-style="dotted" style:leader-text="."/>
        </style:tab-stops>
      </style:paragraph-properties>
    </style:style>
    <style:style style:name="P6" style:family="paragraph" style:parent-style-name="Contents_20_2">
      <style:paragraph-properties>
        <style:tab-stops>
          <style:tab-stop style:position="6.6929in" style:type="right" style:leader-style="dotted" style:leader-text="."/>
        </style:tab-stops>
      </style:paragraph-properties>
    </style:style>
    <style:style style:name="P7" style:family="paragraph" style:parent-style-name="Heading_20_1" style:list-style-name="">
      <style:paragraph-properties>
        <style:tab-stops>
          <style:tab-stop style:position="6.6929in" style:type="right"/>
        </style:tab-stops>
      </style:paragraph-properties>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officeooo:paragraph-rsid="0049e213"/>
    </style:style>
    <style:style style:name="P10" style:family="paragraph" style:parent-style-name="Heading_20_1">
      <style:paragraph-properties fo:break-before="page"/>
      <style:text-properties officeooo:paragraph-rsid="0063b560"/>
    </style:style>
    <style:style style:name="P11" style:family="paragraph" style:parent-style-name="Heading_20_2">
      <style:text-properties officeooo:rsid="00644827" officeooo:paragraph-rsid="00644827"/>
    </style:style>
    <style:style style:name="P12" style:family="paragraph" style:parent-style-name="Text_20_body">
      <style:paragraph-properties style:writing-mode="lr-tb"/>
      <style:text-properties officeooo:paragraph-rsid="0034aced"/>
    </style:style>
    <style:style style:name="P13" style:family="paragraph" style:parent-style-name="Text_20_body">
      <style:text-properties officeooo:paragraph-rsid="0063b560"/>
    </style:style>
    <style:style style:name="P14" style:family="paragraph" style:parent-style-name="Text_20_body">
      <style:text-properties officeooo:paragraph-rsid="00644827"/>
    </style:style>
    <style:style style:name="P15" style:family="paragraph" style:parent-style-name="Text_20_body">
      <style:text-properties fo:font-style="italic" style:font-style-asian="italic" style:font-style-complex="italic"/>
    </style:style>
    <style:style style:name="P16" style:family="paragraph" style:parent-style-name="Text_20_body">
      <style:text-properties officeooo:paragraph-rsid="0068d413"/>
    </style:style>
    <style:style style:name="T1" style:family="text">
      <style:text-properties fo:font-style="italic" style:font-style-asian="italic" style:font-style-complex="italic"/>
    </style:style>
    <style:style style:name="T2" style:family="text">
      <style:text-properties fo:font-style="italic" officeooo:rsid="0066042d" style:font-style-asian="italic" style:font-style-complex="italic"/>
    </style:style>
    <style:style style:name="T3" style:family="text">
      <style:text-properties fo:font-style="italic" officeooo:rsid="0069b560" style:font-style-asian="italic" style:font-style-complex="italic"/>
    </style:style>
    <style:style style:name="T4" style:family="text">
      <style:text-properties fo:font-style="normal" officeooo:rsid="0066042d" style:font-style-asian="normal" style:font-style-complex="normal"/>
    </style:style>
    <style:style style:name="T5" style:family="text">
      <style:text-properties style:font-name="Arial" fo:font-size="16.1000003814697pt" fo:font-weight="bold" officeooo:rsid="0063b560" style:font-name-asian="SimSun" style:font-size-asian="16.1000003814697pt" style:font-weight-asian="bold" style:font-name-complex="Tahoma" style:font-size-complex="16.1000003814697pt" style:font-weight-complex="bold"/>
    </style:style>
    <style:style style:name="T6" style:family="text">
      <style:text-properties style:font-name="Arial" fo:font-size="24pt" fo:font-weight="bold" officeooo:rsid="0063b560" fo:background-color="transparent" loext:char-shading-value="0" style:font-name-asian="SimSun" style:font-size-asian="18pt" style:font-weight-asian="bold" style:font-name-complex="Tahoma" style:font-size-complex="18pt" style:font-weight-complex="bold"/>
    </style:style>
    <style:style style:name="T7" style:family="text">
      <style:text-properties style:font-name="Arial" fo:font-size="16.1000003814697pt" fo:font-weight="bold" officeooo:rsid="0063b560" style:font-name-asian="SimSun" style:font-size-asian="16.1000003814697pt" style:font-weight-asian="bold" style:font-name-complex="Tahoma" style:font-size-complex="16.1000003814697pt" style:font-weight-complex="bold"/>
    </style:style>
    <style:style style:name="T8" style:family="text">
      <style:text-properties officeooo:rsid="000d9e78" fo:background-color="transparent" loext:char-shading-value="0"/>
    </style:style>
    <style:style style:name="T9" style:family="text">
      <style:text-properties officeooo:rsid="0066042d"/>
    </style:style>
    <style:style style:name="T10" style:family="text">
      <style:text-properties officeooo:rsid="0067b465"/>
    </style:style>
    <style:style style:name="T11" style:family="text">
      <style:text-properties officeooo:rsid="0068d413"/>
    </style:style>
    <style:style style:name="T12" style:family="text">
      <style:text-properties officeooo:rsid="0069b56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2" text:separation-character="." text:name="Text"/>
        <text:sequence-decl text:display-outline-level="0" text:name="Drawing"/>
        <text:sequence-decl text:display-outline-level="0" text:name="Figure"/>
        <text:sequence-decl text:display-outline-level="2" text:separation-character="." text:name="Equation"/>
        <text:sequence-decl text:display-outline-level="2" text:separation-character="." text:name="Listing"/>
      </text:sequence-decls>
      <text:p text:style-name="P3"/>
      <text:p text:style-name="P3"/>
      <text:p text:style-name="P3"/>
      <text:p text:style-name="P4"><text:span text:style-name="T6">Data and web mining</text:span><text:span text:style-name="T8"> CA1</text:span></text:p>
      <text:p text:style-name="OrgTitle"/>
      <text:p text:style-name="P2">Jamie McFarlane (Student no. 19175329)</text:p>
      <text:p text:style-name="P2"/>
      <text:p text:style-name="P2"/>
      <text:p text:style-name="OrgSubtit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text:a xlink:type="simple" xlink:href="#__RefHeading___Toc742_178105116" text:style-name="Index_20_Link" text:visited-style-name="Index_20_Link">1. <text:s/>Part 1: Tidy Data and Association Rules<text:tab/>2</text:a></text:p>
          <text:p text:style-name="P6"><text:a xlink:type="simple" xlink:href="#__RefHeading___Toc1106_4242910601" text:style-name="Index_20_Link" text:visited-style-name="Index_20_Link">1.1. <text:s/>Data processing and Tidy data principles<text:tab/>2</text:a></text:p>
          <text:p text:style-name="P6"><text:a xlink:type="simple" xlink:href="#__RefHeading___Toc1108_4242910601" text:style-name="Index_20_Link" text:visited-style-name="Index_20_Link">1.2. <text:s text:c="2"/>Generation and analysis of association rules<text:tab/>2</text:a></text:p>
          <text:p text:style-name="P5"><text:a xlink:type="simple" xlink:href="#__RefHeading___Toc748_178105116" text:style-name="Index_20_Link" text:visited-style-name="Index_20_Link">2. <text:s/>Part 3: C5.0 and ranger<text:tab/>4</text:a></text:p>
          <text:p text:style-name="P6"><text:a xlink:type="simple" xlink:href="#__RefHeading___Toc1110_4242910601" text:style-name="Index_20_Link" text:visited-style-name="Index_20_Link">2.1. <text:s/>Dataset<text:tab/>4</text:a></text:p>
          <text:p text:style-name="P6"><text:a xlink:type="simple" xlink:href="#__RefHeading___Toc1112_4242910601" text:style-name="Index_20_Link" text:visited-style-name="Index_20_Link">2.2. <text:s/>Choice of models<text:tab/>4</text:a></text:p>
          <text:p text:style-name="P6"><text:a xlink:type="simple" xlink:href="#__RefHeading___Toc1114_4242910601" text:style-name="Index_20_Link" text:visited-style-name="Index_20_Link">2.3. <text:s/>Analysis<text:tab/>5</text:a></text:p>
          <text:p text:style-name="P5"><text:a xlink:type="simple" xlink:href="#__RefHeading___Toc6703_3686729058" text:style-name="Index_20_Link" text:visited-style-name="Index_20_Link">3. <text:s/>References<text:tab/>6</text:a></text:p>
        </text:index-body>
      </text:table-of-content>
      <text:p text:style-name="Text_20_body"/>
      <text:h text:style-name="P7" text:outline-level="1"/>
      <text:h text:style-name="P10" text:outline-level="1"><text:bookmark-start text:name="__RefHeading___Toc742_178105116"/><text:span text:style-name="T5">Part 1: Tidy Data and Association Rules</text:span><text:bookmark-end text:name="__RefHeading___Toc742_178105116"/></text:h>
      <text:p text:style-name="Text_20_body">This section is an application of Tidy data rules and market-basket analysis, using a modified version of the Groceries dataset. We will first <text:span text:style-name="T9">clean</text:span> the data, using<text:span text:style-name="T1"> </text:span><text:span text:style-name="T2">Tidy data</text:span><text:span text:style-name="T4"> principles</text:span><text:span text:style-name="T1"> </text:span><text:reference-mark-start text:name="ZOTERO_ITEM CSL_CITATION {&quot;citationID&quot;:&quot;lRdB0Lgz&quot;,&quot;properties&quot;:{&quot;formattedCitation&quot;:&quot;(Wickham, 2014)&quot;,&quot;plainCitation&quot;:&quot;(Wickham, 2014)&quot;,&quot;noteIndex&quot;:0},&quot;citationItems&quot;:[{&quot;id&quot;:39,&quot;uris&quot;:[&quot;http://zotero.org/users/local/Ghqrsvw3/items/EMTG25HM&quot;],&quot;uri&quot;:[&quot;http://zotero.org/users/local/Ghqrsvw3/items/EMTG25HM&quot;],&quot;itemData&quot;:{&quot;id&quot;:39,&quot;type&quot;:&quot;article-journal&quot;,&quot;container-title&quot;:&quot;Journal of Statistical Software&quot;,&quot;DOI&quot;:&quot;10.18637/jss.v059.i10&quot;,&quot;ISSN&quot;:&quot;1548-7660&quot;,&quot;issue&quot;:&quot;1&quot;,&quot;language&quot;:&quot;en&quot;,&quot;note&quot;:&quot;number: 1&quot;,&quot;page&quot;:&quot;1-23&quot;,&quot;source&quot;:&quot;www.jstatsoft.org&quot;,&quot;title&quot;:&quot;Tidy Data&quot;,&quot;volume&quot;:&quot;59&quot;,&quot;author&quot;:[{&quot;family&quot;:&quot;Wickham&quot;,&quot;given&quot;:&quot;Hadley&quot;}],&quot;issued&quot;:{&quot;date-parts&quot;:[[&quot;2014&quot;,9,12]]}}}],&quot;schema&quot;:&quot;https://github.com/citation-style-language/schema/raw/master/csl-citation.json&quot;} RNDMS5dly1NZN"/>(Wickham, 2014)<text:reference-mark-end text:name="ZOTERO_ITEM CSL_CITATION {&quot;citationID&quot;:&quot;lRdB0Lgz&quot;,&quot;properties&quot;:{&quot;formattedCitation&quot;:&quot;(Wickham, 2014)&quot;,&quot;plainCitation&quot;:&quot;(Wickham, 2014)&quot;,&quot;noteIndex&quot;:0},&quot;citationItems&quot;:[{&quot;id&quot;:39,&quot;uris&quot;:[&quot;http://zotero.org/users/local/Ghqrsvw3/items/EMTG25HM&quot;],&quot;uri&quot;:[&quot;http://zotero.org/users/local/Ghqrsvw3/items/EMTG25HM&quot;],&quot;itemData&quot;:{&quot;id&quot;:39,&quot;type&quot;:&quot;article-journal&quot;,&quot;container-title&quot;:&quot;Journal of Statistical Software&quot;,&quot;DOI&quot;:&quot;10.18637/jss.v059.i10&quot;,&quot;ISSN&quot;:&quot;1548-7660&quot;,&quot;issue&quot;:&quot;1&quot;,&quot;language&quot;:&quot;en&quot;,&quot;note&quot;:&quot;number: 1&quot;,&quot;page&quot;:&quot;1-23&quot;,&quot;source&quot;:&quot;www.jstatsoft.org&quot;,&quot;title&quot;:&quot;Tidy Data&quot;,&quot;volume&quot;:&quot;59&quot;,&quot;author&quot;:[{&quot;family&quot;:&quot;Wickham&quot;,&quot;given&quot;:&quot;Hadley&quot;}],&quot;issued&quot;:{&quot;date-parts&quot;:[[&quot;2014&quot;,9,12]]}}}],&quot;schema&quot;:&quot;https://github.com/citation-style-language/schema/raw/master/csl-citation.json&quot;} RNDMS5dly1NZN"/>. Following this, the apriori algorithm will be used to generate association rules. It is hoped that we will be able to find actionable rules as a result of this analysis.</text:p>
      <text:h text:style-name="Heading_20_2" text:outline-level="2"><text:bookmark-start text:name="__RefHeading___Toc1106_4242910601"/>Data processing and Tidy data principles<text:bookmark-end text:name="__RefHeading___Toc1106_4242910601"/></text:h>
      <text:p text:style-name="P15">- Each variable (attribute, feature) measured should be in one column</text:p>
      <text:p text:style-name="P15">- Each different observation of that variable should be in a different row</text:p>
      <text:p text:style-name="P15">- There should be one table for each topic of interest. <text:s/>For example, a different table for a person’s finance and health data</text:p>
      <text:p text:style-name="P15">- If you have multiple tables, they should include a column that allows them to be linked. <text:s/>For the example in 3 above we might link a finance table and a health table with a common identifier such as a ‘person ID’</text:p>
      <text:p text:style-name="P15"/>
      <text:p text:style-name="P15">Our path to generating a transactions object from the raw data was as follows: Data.frame -&gt; Tidy Tibble -&gt; List -&gt; Transactions. It should be noted that tidy-rules are focused on data frames. In our case, it would be more parsimonious to use a workflow of Datalines -&gt; List -&gt; Transactions (see appendix 1).</text:p>
      <text:p text:style-name="Text_20_body">The dataset, when imported, already conformed to one tidy-data principle; that we have one table per topic of interest. Since we only have one topic of interest though, the principle of having column linkages between tables is not applicable. <text:s/></text:p>
      <text:p text:style-name="Text_20_body">An essential part of cleaning and further processing was the removal of dates. This was accomplished with a regular expression. These were duplicated over the transactions, so a <text:span text:style-name="T10">transaction</text:span> ID column was created and the dates discarded.</text:p>
      <text:p text:style-name="Text_20_body">I<text:span text:style-name="T10">n its raw state, the</text:span> dataset was in wide format. We,<text:span text:style-name="T10">following the above processing, we </text:span>identified "item" and "id_var" as unique variables. Furthermore, each instance of an "item" was a unique observation. To conform to tidy-principles, there should be a single column for each variable (i.e. long-format). When this structure is adopted, each variable w<text:span text:style-name="T10">as</text:span> in one column and each observation of an item w<text:span text:style-name="T10">as in</text:span> its own row, paired with an ID variable identifying the transaction. This is Codd's third normal form.</text:p>
      <text:p text:style-name="P13">To coerce the dataset to transactions object, we first converted it to a list object, with one entry per transaction.</text:p>
      <text:h text:style-name="Heading_20_2" text:outline-level="2"><text:bookmark-start text:name="OrgXref.org6ee495f"/><text:bookmark-start text:name="__RefHeading___Toc1108_4242910601"/><text:s/><text:bookmark-end text:name="OrgXref.org6ee495f"/>Generation and analysis of association rules<text:bookmark-end text:name="__RefHeading___Toc1108_4242910601"/></text:h>
      <text:p text:style-name="P13">A brief exploration of the transactions object was first undertaken. </text:p>
      <text:p text:style-name="P13">(do a histogram and summary tables here). It was apparent that vegetables appeared with much greater frequency that the other categories. They may be too broad a category, which is why it is so heavily represented.</text:p>
      <text:p text:style-name="P13">In setting the parameters for the apriori algorithm, these were set erring on the side of overgenerating of rules. This was done because the dataset was not too large and the rules could be filtered afterwards. Support was set at 0.072. This was a rule-of-thumb, where items that appear at <text:soft-page-break/>least twice a day in transactions would be worthy of consideration. Confidence was set at 0.25, to simply filter out rules which combine items less than 25% of the time. Rule lengths less than 2 were blocked as the were certain to be uninteresting. The max length of rules was increased from the default on the off-chance that large rule sets were generated.</text:p>
      <text:p text:style-name="P13"/>
      <text:p text:style-name="P13">The application of the a-priori algorithm yielded some interesting rules from the data, some of which may be actionable.</text:p>
      <text:p text:style-name="P13">(Combination of supp-cof-lift scatter)</text:p>
      <text:p text:style-name="P13">The combination plot shows that there a number of items on the confidence-support border which may be of interest. The two-key plot shows that these are primarily rules composed of three or four items.</text:p>
      <text:p text:style-name="P13"/>
      <text:p text:style-name="P13">Vegetables appeared heavily in the assocation rules that were generated. There were a few possible actionable rules that included them. {aluminum foil,sandwich bags,vegetables} <text:s/>=&gt; {cheeses} is one possible actionable rule.</text:p>
      <text:p text:style-name="P13"/>
      <text:p text:style-name="P13">When vegetables were excluded, other actionable rules could be discerned. <text:s/>{ice cream,pasta} <text:s text:c="14"/>=&gt; {paper towels} is one possible rule set.</text:p>
      <text:p text:style-name="P13">Limiting ourselves to looking at pairs of items makes things more apparent. Pasta -&gt; Paper Towels is actionable. Juice -&gt; Yoghurt is arguably actionable. Other items are trivial such as cheeses -&gt; spaghetti sauce.</text:p>
      <text:p text:style-name="P13"/>
      <text:p text:style-name="Text_20_body">The interestingness measures used must be treated cautiously. Many irrelevent patterns can be exposed here and SMEs should be consulted <text:reference-mark-start text:name="ZOTERO_ITEM CSL_CITATION {&quot;citationID&quot;:&quot;ml7a5EIG&quot;,&quot;properties&quot;:{&quot;formattedCitation&quot;:&quot;(Zimmermann, 2013)&quot;,&quot;plainCitation&quot;:&quot;(Zimmermann, 2013)&quot;,&quot;noteIndex&quot;:0},&quot;citationItems&quot;:[{&quot;id&quot;:42,&quot;uris&quot;:[&quot;http://zotero.org/users/local/Ghqrsvw3/items/IBN7KGTA&quot;],&quot;uri&quot;:[&quot;http://zotero.org/users/local/Ghqrsvw3/items/IBN7KGTA&quot;],&quot;itemData&quot;:{&quot;id&quot;:42,&quot;type&quot;:&quot;paper-conference&quot;,&quot;abstract&quot;:&quot;Itemset mining approaches, while having been studied for more than 15 years, have been evaluated only on a handful of data sets. In particular, they have never been evaluated on data sets for which the ground truth was known. Thus, it is currently unknown whether itemset mining techniques actually recover underlying patterns. Since the weakness of the algorithmically attractive support/confidence framework became apparent early on, a number of interestingness measures have been proposed. Their utility, however, has not been evaluated, except for attempts to establish congruence with expert opinions. Using an extension of the Quest generator proposed in the original itemset mining paper, we propose to evaluate these measures objectively for the first time, showing how many non-relevant patterns slip through the cracks.&quot;,&quot;collection-title&quot;:&quot;Lecture Notes in Computer Science&quot;,&quot;container-title&quot;:&quot;Trends and Applications in Knowledge Discovery and Data Mining&quot;,&quot;DOI&quot;:&quot;10.1007/978-3-642-40319-4_31&quot;,&quot;event-place&quot;:&quot;Berlin, Heidelberg&quot;,&quot;ISBN&quot;:&quot;978-3-642-40319-4&quot;,&quot;language&quot;:&quot;en&quot;,&quot;page&quot;:&quot;354-366&quot;,&quot;publisher&quot;:&quot;Springer&quot;,&quot;publisher-place&quot;:&quot;Berlin, Heidelberg&quot;,&quot;source&quot;:&quot;Springer Link&quot;,&quot;title&quot;:&quot;Objectively Evaluating Interestingness Measures for Frequent Itemset Mining&quot;,&quot;author&quot;:[{&quot;family&quot;:&quot;Zimmermann&quot;,&quot;given&quot;:&quot;Albrecht&quot;}],&quot;editor&quot;:[{&quot;family&quot;:&quot;Li&quot;,&quot;given&quot;:&quot;Jiuyong&quot;},{&quot;family&quot;:&quot;Cao&quot;,&quot;given&quot;:&quot;Longbing&quot;},{&quot;family&quot;:&quot;Wang&quot;,&quot;given&quot;:&quot;Can&quot;},{&quot;family&quot;:&quot;Tan&quot;,&quot;given&quot;:&quot;Kay Chen&quot;},{&quot;family&quot;:&quot;Liu&quot;,&quot;given&quot;:&quot;Bo&quot;},{&quot;family&quot;:&quot;Pei&quot;,&quot;given&quot;:&quot;Jian&quot;},{&quot;family&quot;:&quot;Tseng&quot;,&quot;given&quot;:&quot;Vincent S.&quot;}],&quot;issued&quot;:{&quot;date-parts&quot;:[[&quot;2013&quot;]]}}}],&quot;schema&quot;:&quot;https://github.com/citation-style-language/schema/raw/master/csl-citation.json&quot;} RNDqEr93ZM83l"/>(Zimmermann, 2013)<text:reference-mark-end text:name="ZOTERO_ITEM CSL_CITATION {&quot;citationID&quot;:&quot;ml7a5EIG&quot;,&quot;properties&quot;:{&quot;formattedCitation&quot;:&quot;(Zimmermann, 2013)&quot;,&quot;plainCitation&quot;:&quot;(Zimmermann, 2013)&quot;,&quot;noteIndex&quot;:0},&quot;citationItems&quot;:[{&quot;id&quot;:42,&quot;uris&quot;:[&quot;http://zotero.org/users/local/Ghqrsvw3/items/IBN7KGTA&quot;],&quot;uri&quot;:[&quot;http://zotero.org/users/local/Ghqrsvw3/items/IBN7KGTA&quot;],&quot;itemData&quot;:{&quot;id&quot;:42,&quot;type&quot;:&quot;paper-conference&quot;,&quot;abstract&quot;:&quot;Itemset mining approaches, while having been studied for more than 15 years, have been evaluated only on a handful of data sets. In particular, they have never been evaluated on data sets for which the ground truth was known. Thus, it is currently unknown whether itemset mining techniques actually recover underlying patterns. Since the weakness of the algorithmically attractive support/confidence framework became apparent early on, a number of interestingness measures have been proposed. Their utility, however, has not been evaluated, except for attempts to establish congruence with expert opinions. Using an extension of the Quest generator proposed in the original itemset mining paper, we propose to evaluate these measures objectively for the first time, showing how many non-relevant patterns slip through the cracks.&quot;,&quot;collection-title&quot;:&quot;Lecture Notes in Computer Science&quot;,&quot;container-title&quot;:&quot;Trends and Applications in Knowledge Discovery and Data Mining&quot;,&quot;DOI&quot;:&quot;10.1007/978-3-642-40319-4_31&quot;,&quot;event-place&quot;:&quot;Berlin, Heidelberg&quot;,&quot;ISBN&quot;:&quot;978-3-642-40319-4&quot;,&quot;language&quot;:&quot;en&quot;,&quot;page&quot;:&quot;354-366&quot;,&quot;publisher&quot;:&quot;Springer&quot;,&quot;publisher-place&quot;:&quot;Berlin, Heidelberg&quot;,&quot;source&quot;:&quot;Springer Link&quot;,&quot;title&quot;:&quot;Objectively Evaluating Interestingness Measures for Frequent Itemset Mining&quot;,&quot;author&quot;:[{&quot;family&quot;:&quot;Zimmermann&quot;,&quot;given&quot;:&quot;Albrecht&quot;}],&quot;editor&quot;:[{&quot;family&quot;:&quot;Li&quot;,&quot;given&quot;:&quot;Jiuyong&quot;},{&quot;family&quot;:&quot;Cao&quot;,&quot;given&quot;:&quot;Longbing&quot;},{&quot;family&quot;:&quot;Wang&quot;,&quot;given&quot;:&quot;Can&quot;},{&quot;family&quot;:&quot;Tan&quot;,&quot;given&quot;:&quot;Kay Chen&quot;},{&quot;family&quot;:&quot;Liu&quot;,&quot;given&quot;:&quot;Bo&quot;},{&quot;family&quot;:&quot;Pei&quot;,&quot;given&quot;:&quot;Jian&quot;},{&quot;family&quot;:&quot;Tseng&quot;,&quot;given&quot;:&quot;Vincent S.&quot;}],&quot;issued&quot;:{&quot;date-parts&quot;:[[&quot;2013&quot;]]}}}],&quot;schema&quot;:&quot;https://github.com/citation-style-language/schema/raw/master/csl-citation.json&quot;} RNDqEr93ZM83l"/>.</text:p>
      <text:p text:style-name="P13"/>
      <text:p text:style-name="P13">What is actionable, trivial and inexplicable.</text:p>
      <text:p text:style-name="P13">Trivial are very obvious. Inexplicable ones make no sense (maybe one customer keeps buying the same combo). Actionable ones only seem obvious when discovered.</text:p>
      <text:p text:style-name="P13"/>
      <text:p text:style-name="P13">Lift can be misleading...</text:p>
      <text:p text:style-name="P12"/>
      <text:h text:style-name="P8" text:outline-level="1"><text:bookmark-start text:name="__RefHeading___Toc748_178105116"/><text:span text:style-name="T5">Part 3: C5.0 and ranger</text:span><text:bookmark-start text:name="OrgXref.org2090b1f"/> <text:bookmark-end text:name="__RefHeading___Toc748_178105116"/><text:bookmark-end text:name="OrgXref.org2090b1f"/></text:h>
      <text:p text:style-name="Text_20_body">In this section, we will attempt to predict the success of a bank marketing campaign using two different machine learning algorithms. <text:span text:style-name="T12">A model will first be created using the C5.0 </text:span>decision tree, <text:span text:style-name="T12">and then using a </text:span>Random Forest <text:span text:style-name="T12">model</text:span>. <text:span text:style-name="T12">The results of these will be compared</text:span></text:p>
      <text:h text:style-name="P11" text:outline-level="2"><text:bookmark-start text:name="__RefHeading___Toc1110_4242910601"/>Dataset<text:bookmark-end text:name="__RefHeading___Toc1110_4242910601"/></text:h>
      <text:p text:style-name="Text_20_body">The dataset chosen was a 10,000 row, random subset of the the well-known Portoguese Bank dataset <text:reference-mark-start text:name="ZOTERO_ITEM CSL_CITATION {&quot;citationID&quot;:&quot;PKwjsFny&quot;,&quot;properties&quot;:{&quot;formattedCitation&quot;:&quot;(Moro, Cortez and Rita, 2014)&quot;,&quot;plainCitation&quot;:&quot;(Moro, Cortez and Rita, 2014)&quot;,&quot;noteIndex&quot;:0},&quot;citationItems&quot;:[{&quot;id&quot;:43,&quot;uris&quot;:[&quot;http://zotero.org/users/local/Ghqrsvw3/items/ZL9VDW7Y&quot;],&quot;uri&quot;:[&quot;http://zotero.org/users/local/Ghqrsvw3/items/ZL9VDW7Y&quot;],&quot;itemData&quot;:{&quot;id&quot;:43,&quot;type&quot;:&quot;article-journal&quot;,&quot;abstract&quot;:&quot;We propose a data mining (DM) approach to predict the success of telemarketing calls for selling bank long-term deposits. A Portuguese retail bank was addressed, with data collected from 2008 to 2013, thus including the effects of the recent financial crisis. We analyzed a large set of 150 features related with bank client, product and social-economic attributes. A semi-automatic feature selection was explored in the modeling phase, performed with the data prior to July 2012 and that allowed to select a reduced set of 22 features. We also compared four DM models: logistic regression, decision trees (DTs), neural network (NN) and support vector machine. Using two metrics, area of the receiver operating characteristic curve (AUC) and area of the LIFT cumulative curve (ALIFT), the four models were tested on an evaluation set, using the most recent data (after July 2012) and a rolling window scheme. The NN presented the best results (AUC=0.8 and ALIFT=0.7), allowing to reach 79% of the subscribers by selecting the half better classified clients. Also, two knowledge extraction methods, a sensitivity analysis and a DT, were applied to the NN model and revealed several key attributes (e.g., Euribor rate, direction of the call and bank agent experience). Such knowledge extraction confirmed the obtained model as credible and valuable for telemarketing campaign managers.&quot;,&quot;container-title&quot;:&quot;Decision Support Systems&quot;,&quot;DOI&quot;:&quot;10.1016/j.dss.2014.03.001&quot;,&quot;ISSN&quot;:&quot;0167-9236&quot;,&quot;journalAbbreviation&quot;:&quot;Decision Support Systems&quot;,&quot;language&quot;:&quot;en&quot;,&quot;page&quot;:&quot;22-31&quot;,&quot;source&quot;:&quot;ScienceDirect&quot;,&quot;title&quot;:&quot;A data-driven approach to predict the success of bank telemarketing&quot;,&quot;volume&quot;:&quot;62&quot;,&quot;author&quot;:[{&quot;family&quot;:&quot;Moro&quot;,&quot;given&quot;:&quot;Sérgio&quot;},{&quot;family&quot;:&quot;Cortez&quot;,&quot;given&quot;:&quot;Paulo&quot;},{&quot;family&quot;:&quot;Rita&quot;,&quot;given&quot;:&quot;Paulo&quot;}],&quot;issued&quot;:{&quot;date-parts&quot;:[[&quot;2014&quot;,6,1]]}}}],&quot;schema&quot;:&quot;https://github.com/citation-style-language/schema/raw/master/csl-citation.json&quot;} RNDcjwEQXaZhW"/>(Moro, Cortez and Rita, 2014)<text:reference-mark-end text:name="ZOTERO_ITEM CSL_CITATION {&quot;citationID&quot;:&quot;PKwjsFny&quot;,&quot;properties&quot;:{&quot;formattedCitation&quot;:&quot;(Moro, Cortez and Rita, 2014)&quot;,&quot;plainCitation&quot;:&quot;(Moro, Cortez and Rita, 2014)&quot;,&quot;noteIndex&quot;:0},&quot;citationItems&quot;:[{&quot;id&quot;:43,&quot;uris&quot;:[&quot;http://zotero.org/users/local/Ghqrsvw3/items/ZL9VDW7Y&quot;],&quot;uri&quot;:[&quot;http://zotero.org/users/local/Ghqrsvw3/items/ZL9VDW7Y&quot;],&quot;itemData&quot;:{&quot;id&quot;:43,&quot;type&quot;:&quot;article-journal&quot;,&quot;abstract&quot;:&quot;We propose a data mining (DM) approach to predict the success of telemarketing calls for selling bank long-term deposits. A Portuguese retail bank was addressed, with data collected from 2008 to 2013, thus including the effects of the recent financial crisis. We analyzed a large set of 150 features related with bank client, product and social-economic attributes. A semi-automatic feature selection was explored in the modeling phase, performed with the data prior to July 2012 and that allowed to select a reduced set of 22 features. We also compared four DM models: logistic regression, decision trees (DTs), neural network (NN) and support vector machine. Using two metrics, area of the receiver operating characteristic curve (AUC) and area of the LIFT cumulative curve (ALIFT), the four models were tested on an evaluation set, using the most recent data (after July 2012) and a rolling window scheme. The NN presented the best results (AUC=0.8 and ALIFT=0.7), allowing to reach 79% of the subscribers by selecting the half better classified clients. Also, two knowledge extraction methods, a sensitivity analysis and a DT, were applied to the NN model and revealed several key attributes (e.g., Euribor rate, direction of the call and bank agent experience). Such knowledge extraction confirmed the obtained model as credible and valuable for telemarketing campaign managers.&quot;,&quot;container-title&quot;:&quot;Decision Support Systems&quot;,&quot;DOI&quot;:&quot;10.1016/j.dss.2014.03.001&quot;,&quot;ISSN&quot;:&quot;0167-9236&quot;,&quot;journalAbbreviation&quot;:&quot;Decision Support Systems&quot;,&quot;language&quot;:&quot;en&quot;,&quot;page&quot;:&quot;22-31&quot;,&quot;source&quot;:&quot;ScienceDirect&quot;,&quot;title&quot;:&quot;A data-driven approach to predict the success of bank telemarketing&quot;,&quot;volume&quot;:&quot;62&quot;,&quot;author&quot;:[{&quot;family&quot;:&quot;Moro&quot;,&quot;given&quot;:&quot;Sérgio&quot;},{&quot;family&quot;:&quot;Cortez&quot;,&quot;given&quot;:&quot;Paulo&quot;},{&quot;family&quot;:&quot;Rita&quot;,&quot;given&quot;:&quot;Paulo&quot;}],&quot;issued&quot;:{&quot;date-parts&quot;:[[&quot;2014&quot;,6,1]]}}}],&quot;schema&quot;:&quot;https://github.com/citation-style-language/schema/raw/master/csl-citation.json&quot;} RNDcjwEQXaZhW"/>. The <text:span text:style-name="T11">target is </text:span>the classification of successful sales by a bank telemarketing campaign. Note that this analysis is not comparable to the original study, as the<text:span text:style-name="T11">re</text:span> are significant differences in <text:span text:style-name="T11">data availability and available methods</text:span>.</text:p>
      <text:p text:style-name="P14">Th<text:span text:style-name="T11">e</text:span> <text:span text:style-name="T11">raw 10,000 row </text:span>dataset contains a mixture of 20 numeric and categorical <text:span text:style-name="T11">predictors</text:span>, with some outliers <text:span text:style-name="T11">and missing values</text:span>. The data also displayed a strong class imbalance. These issues influenced our choice of model in the next section.</text:p>
      <text:p text:style-name="P14">https://www.slidesare.net/Work-Bench/i-dont-want-to-be-a-dummy-encoding-predictors-for-trees</text:p>
      <text:h text:style-name="Heading_20_2" text:outline-level="2"><text:bookmark-start text:name="__RefHeading___Toc1112_4242910601"/>Choice of models<text:bookmark-end text:name="__RefHeading___Toc1112_4242910601"/></text:h>
      <text:p text:style-name="Text_20_body">A choice of imputation method could not be justified in this case, so models were chosen based on their efficacy at handling them.</text:p>
      <text:p text:style-name="P16">Dummifying variables was not necessary as our chosen models can handle multi-level categorical variables. </text:p>
      <text:p text:style-name="Text_20_body"><text:span text:style-name="T3">C5.0 </text:span><text:span text:style-name="T12">was chosen over </text:span><text:span text:style-name="T3">RPART </text:span><text:span text:style-name="T12">due to its superior handling on imbalanced data </text:span><text:reference-mark-start text:name="ZOTERO_ITEM CSL_CITATION {&quot;citationID&quot;:&quot;V9uQ5nIL&quot;,&quot;properties&quot;:{&quot;formattedCitation&quot;:&quot;(Cieslak and Chawla, 2008)&quot;,&quot;plainCitation&quot;:&quot;(Cieslak and Chawla, 2008)&quot;,&quot;noteIndex&quot;:0},&quot;citationItems&quot;:[{&quot;id&quot;:46,&quot;uris&quot;:[&quot;http://zotero.org/users/local/Ghqrsvw3/items/QZJ5PRKL&quot;],&quot;uri&quot;:[&quot;http://zotero.org/users/local/Ghqrsvw3/items/QZJ5PRKL&quot;],&quot;itemData&quot;:{&quot;id&quot;:46,&quot;type&quot;:&quot;paper-conference&quot;,&quot;abstract&quot;:&quot;Learning from unbalanced datasets presents a convoluted problem in which traditional learning algorithms may perform poorly. The objective functions used for learning the classifiers typically tend to favor the larger, less important classes in such problems. This paper compares the performance of several popular decision tree splitting criteria – information gain, Gini measure, and DKM – and identifies a new skew insensitive measure in Hellinger distance. We outline the strengths of Hellinger distance in class imbalance, proposes its application in forming decision trees, and performs a comprehensive comparative analysis between each decision tree construction method. In addition, we consider the performance of each tree within a powerful sampling wrapper framework to capture the interaction of the splitting metric and sampling. We evaluate over this wide range of datasets and determine which operate best under class imbalance.&quot;,&quot;collection-title&quot;:&quot;Lecture Notes in Computer Science&quot;,&quot;container-title&quot;:&quot;Machine Learning and Knowledge Discovery in Databases&quot;,&quot;DOI&quot;:&quot;10.1007/978-3-540-87479-9_34&quot;,&quot;event-place&quot;:&quot;Berlin, Heidelberg&quot;,&quot;ISBN&quot;:&quot;978-3-540-87479-9&quot;,&quot;language&quot;:&quot;en&quot;,&quot;page&quot;:&quot;241-256&quot;,&quot;publisher&quot;:&quot;Springer&quot;,&quot;publisher-place&quot;:&quot;Berlin, Heidelberg&quot;,&quot;source&quot;:&quot;Springer Link&quot;,&quot;title&quot;:&quot;Learning Decision Trees for Unbalanced Data&quot;,&quot;author&quot;:[{&quot;family&quot;:&quot;Cieslak&quot;,&quot;given&quot;:&quot;David A.&quot;},{&quot;family&quot;:&quot;Chawla&quot;,&quot;given&quot;:&quot;Nitesh V.&quot;}],&quot;editor&quot;:[{&quot;family&quot;:&quot;Daelemans&quot;,&quot;given&quot;:&quot;Walter&quot;},{&quot;family&quot;:&quot;Goethals&quot;,&quot;given&quot;:&quot;Bart&quot;},{&quot;family&quot;:&quot;Morik&quot;,&quot;given&quot;:&quot;Katharina&quot;}],&quot;issued&quot;:{&quot;date-parts&quot;:[[&quot;2008&quot;]]}}}],&quot;schema&quot;:&quot;https://github.com/citation-style-language/schema/raw/master/csl-citation.json&quot;} RND0TKgWnGL1t"/><text:span text:style-name="T12">(Cieslak and Chawla, 2008).</text:span><text:reference-mark-end text:name="ZOTERO_ITEM CSL_CITATION {&quot;citationID&quot;:&quot;V9uQ5nIL&quot;,&quot;properties&quot;:{&quot;formattedCitation&quot;:&quot;(Cieslak and Chawla, 2008)&quot;,&quot;plainCitation&quot;:&quot;(Cieslak and Chawla, 2008)&quot;,&quot;noteIndex&quot;:0},&quot;citationItems&quot;:[{&quot;id&quot;:46,&quot;uris&quot;:[&quot;http://zotero.org/users/local/Ghqrsvw3/items/QZJ5PRKL&quot;],&quot;uri&quot;:[&quot;http://zotero.org/users/local/Ghqrsvw3/items/QZJ5PRKL&quot;],&quot;itemData&quot;:{&quot;id&quot;:46,&quot;type&quot;:&quot;paper-conference&quot;,&quot;abstract&quot;:&quot;Learning from unbalanced datasets presents a convoluted problem in which traditional learning algorithms may perform poorly. The objective functions used for learning the classifiers typically tend to favor the larger, less important classes in such problems. This paper compares the performance of several popular decision tree splitting criteria – information gain, Gini measure, and DKM – and identifies a new skew insensitive measure in Hellinger distance. We outline the strengths of Hellinger distance in class imbalance, proposes its application in forming decision trees, and performs a comprehensive comparative analysis between each decision tree construction method. In addition, we consider the performance of each tree within a powerful sampling wrapper framework to capture the interaction of the splitting metric and sampling. We evaluate over this wide range of datasets and determine which operate best under class imbalance.&quot;,&quot;collection-title&quot;:&quot;Lecture Notes in Computer Science&quot;,&quot;container-title&quot;:&quot;Machine Learning and Knowledge Discovery in Databases&quot;,&quot;DOI&quot;:&quot;10.1007/978-3-540-87479-9_34&quot;,&quot;event-place&quot;:&quot;Berlin, Heidelberg&quot;,&quot;ISBN&quot;:&quot;978-3-540-87479-9&quot;,&quot;language&quot;:&quot;en&quot;,&quot;page&quot;:&quot;241-256&quot;,&quot;publisher&quot;:&quot;Springer&quot;,&quot;publisher-place&quot;:&quot;Berlin, Heidelberg&quot;,&quot;source&quot;:&quot;Springer Link&quot;,&quot;title&quot;:&quot;Learning Decision Trees for Unbalanced Data&quot;,&quot;author&quot;:[{&quot;family&quot;:&quot;Cieslak&quot;,&quot;given&quot;:&quot;David A.&quot;},{&quot;family&quot;:&quot;Chawla&quot;,&quot;given&quot;:&quot;Nitesh V.&quot;}],&quot;editor&quot;:[{&quot;family&quot;:&quot;Daelemans&quot;,&quot;given&quot;:&quot;Walter&quot;},{&quot;family&quot;:&quot;Goethals&quot;,&quot;given&quot;:&quot;Bart&quot;},{&quot;family&quot;:&quot;Morik&quot;,&quot;given&quot;:&quot;Katharina&quot;}],&quot;issued&quot;:{&quot;date-parts&quot;:[[&quot;2008&quot;]]}}}],&quot;schema&quot;:&quot;https://github.com/citation-style-language/schema/raw/master/csl-citation.json&quot;} RND0TKgWnGL1t"/></text:p>
      <text:p text:style-name="Text_20_body"/>
      <text:p text:style-name="Text_20_body"><text:span text:style-name="T3">ranger</text:span> was used as a Random Forest implementation. It is much faster on multi-core processors <text:reference-mark-start text:name="ZOTERO_ITEM CSL_CITATION {&quot;citationID&quot;:&quot;ajzpLp0b&quot;,&quot;properties&quot;:{&quot;formattedCitation&quot;:&quot;(Wright and Ziegler, 2017)&quot;,&quot;plainCitation&quot;:&quot;(Wright and Ziegler, 2017)&quot;,&quot;noteIndex&quot;:0},&quot;citationItems&quot;:[{&quot;id&quot;:48,&quot;uris&quot;:[&quot;http://zotero.org/users/local/Ghqrsvw3/items/SXH4ZCZW&quot;],&quot;uri&quot;:[&quot;http://zotero.org/users/local/Ghqrsvw3/items/SXH4ZCZW&quot;],&quot;itemData&quot;:{&quot;id&quot;:48,&quot;type&quot;:&quot;article-journal&quot;,&quot;container-title&quot;:&quot;Journal of Statistical Software&quot;,&quot;DOI&quot;:&quot;10.18637/jss.v077.i01&quot;,&quot;ISSN&quot;:&quot;1548-7660&quot;,&quot;issue&quot;:&quot;1&quot;,&quot;language&quot;:&quot;en&quot;,&quot;note&quot;:&quot;number: 1&quot;,&quot;page&quot;:&quot;1-17&quot;,&quot;source&quot;:&quot;www.jstatsoft.org&quot;,&quot;title&quot;:&quot;ranger: A Fast Implementation of Random Forests for High Dimensional Data in C++ and R&quot;,&quot;title-short&quot;:&quot;ranger&quot;,&quot;volume&quot;:&quot;77&quot;,&quot;author&quot;:[{&quot;family&quot;:&quot;Wright&quot;,&quot;given&quot;:&quot;Marvin N.&quot;},{&quot;family&quot;:&quot;Ziegler&quot;,&quot;given&quot;:&quot;Andreas&quot;}],&quot;issued&quot;:{&quot;date-parts&quot;:[[&quot;2017&quot;,3,31]]}}}],&quot;schema&quot;:&quot;https://github.com/citation-style-language/schema/raw/master/csl-citation.json&quot;} RNDoVdSEmrmsV"/>(Wright and Ziegler, 2017)<text:reference-mark-end text:name="ZOTERO_ITEM CSL_CITATION {&quot;citationID&quot;:&quot;ajzpLp0b&quot;,&quot;properties&quot;:{&quot;formattedCitation&quot;:&quot;(Wright and Ziegler, 2017)&quot;,&quot;plainCitation&quot;:&quot;(Wright and Ziegler, 2017)&quot;,&quot;noteIndex&quot;:0},&quot;citationItems&quot;:[{&quot;id&quot;:48,&quot;uris&quot;:[&quot;http://zotero.org/users/local/Ghqrsvw3/items/SXH4ZCZW&quot;],&quot;uri&quot;:[&quot;http://zotero.org/users/local/Ghqrsvw3/items/SXH4ZCZW&quot;],&quot;itemData&quot;:{&quot;id&quot;:48,&quot;type&quot;:&quot;article-journal&quot;,&quot;container-title&quot;:&quot;Journal of Statistical Software&quot;,&quot;DOI&quot;:&quot;10.18637/jss.v077.i01&quot;,&quot;ISSN&quot;:&quot;1548-7660&quot;,&quot;issue&quot;:&quot;1&quot;,&quot;language&quot;:&quot;en&quot;,&quot;note&quot;:&quot;number: 1&quot;,&quot;page&quot;:&quot;1-17&quot;,&quot;source&quot;:&quot;www.jstatsoft.org&quot;,&quot;title&quot;:&quot;ranger: A Fast Implementation of Random Forests for High Dimensional Data in C++ and R&quot;,&quot;title-short&quot;:&quot;ranger&quot;,&quot;volume&quot;:&quot;77&quot;,&quot;author&quot;:[{&quot;family&quot;:&quot;Wright&quot;,&quot;given&quot;:&quot;Marvin N.&quot;},{&quot;family&quot;:&quot;Ziegler&quot;,&quot;given&quot;:&quot;Andreas&quot;}],&quot;issued&quot;:{&quot;date-parts&quot;:[[&quot;2017&quot;,3,31]]}}}],&quot;schema&quot;:&quot;https://github.com/citation-style-language/schema/raw/master/csl-citation.json&quot;} RNDoVdSEmrmsV"/>.</text:p>
      <text:p text:style-name="Text_20_body"/>
      <text:h text:style-name="Heading_20_2" text:outline-level="2"><text:bookmark-start text:name="__RefHeading___Toc1114_4242910601"/>Analysis<text:bookmark-end text:name="__RefHeading___Toc1114_4242910601"/></text:h>
      <text:p text:style-name="Text_20_body">Both C5.0 and Ranger were implemented using the Tidymodels framework.</text:p>
      <text:p text:style-name="Text_20_body">## use https://www.tidymodels.org/start/tuning/ to tune a tree</text:p>
      <text:p text:style-name="Text_20_body"/>
      <text:p text:style-name="Text_20_body">Both were tuned using a Random-search method, which is faster and counter-intuitively often picks better combinations than a grid search https://www.jmlr.org/papers/volume13/bergstra12a/bergstra12a.pdf</text:p>
      <text:p text:style-name="Text_20_body"/>
      <text:p text:style-name="Text_20_body"/>
      <text:p text:style-name="Text_20_body">between best hyperparmeters were then passed </text:p>
      <text:p text:style-name="Text_20_body">Monte-Carlo cross-validation was used as it was not known if the dataset had any original ordering.</text:p>
      <text:p text:style-name="Text_20_body"/>
      <text:p text:style-name="Text_20_body"><text:soft-page-break/>For the C5.0 algorithm, only the "min_n" (i.e. minimum number of sample to split) parameter was tuned, as this was all that was allowed by the framework. Tuning set this to 5, and the model retrained over the entire training set produced a tree of with a maximum depth of 6 and incorporating 7 variables (see figure X).</text:p>
      <text:p text:style-name="Text_20_body"/>
      <text:p text:style-name="Text_20_body">The Ranger algorithm was tuned so that mtry and min_n were set at X and Y respectively. Gini importance was used by default. Trees were set to 500. This could be potentially be lowered, but investigating the OOB error against the number of trees was not possible here. The final model made use of X variables and had an OOB error of 0.079 (see fig X).</text:p>
      <text:p text:style-name="Text_20_body"/>
      <text:p text:style-name="Text_20_body">A comparison of the C5.0 and ranger models showed that ranger improved upon the C5.0.</text:p>
      <text:h text:style-name="P9" text:outline-level="1"><text:bookmark-start text:name="__RefHeading___Toc6703_3686729058"/>References<text:bookmark-end text:name="__RefHeading___Toc6703_3686729058"/></text:h>
      <text:p text:style-name="Bibliography_20_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ab-stops>
          <style:tab-stop style:position="6.6929in" style:type="right"/>
        </style:tab-stops>
      </style:paragraph-propertie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in" fo:margin-bottom="0in" style: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in" fo:margin-bottom="0in" style:contextual-spacing="false"/>
      <style:text-properties fo:font-size="2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OrgFootnoteQuotations" style:family="paragraph" style:parent-style-name="Footnote"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in" fo:border="none" style:shadow="none"/>
    </style:style>
    <style:style style:name="OrgClock" style:family="paragraph" style:parent-style-name="Text_20_body">
      <style:paragraph-properties fo:margin-top="0in" fo:margin-bottom="0in" style: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193in" fo:border="0.06pt solid #000000" style:shadow="none"/>
    </style:style>
    <style:style style:name="OrgFixedWidthBlockLastLine" style:family="paragraph" style:parent-style-name="OrgFixedWidthBlock">
      <style:paragraph-properties fo:margin-top="0in" fo:margin-bottom="0.0827in" style:contextual-spacing="false"/>
    </style:style>
    <style:style style:name="OrgFormula" style:family="paragraph" style:parent-style-name="Text_20_body">
      <style:paragraph-properties>
        <style:tab-stops>
          <style:tab-stop style:position="6.6929in" style:type="right"/>
        </style:tab-stops>
      </style:paragraph-properties>
    </style:style>
    <style:style style:name="OrgSrcBlockLastLine" style:family="paragraph">
      <style:paragraph-properties fo:margin-top="0in" fo:margin-bottom="0.0827in" style: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in" fo:margin-right="0in" fo:text-indent="0in"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0827in" style:contextual-spacing="false" style:page-number="auto" fo:padding="0in"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Header_20_and_20_Footer" style:display-name="Header and 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margin-top="0in" fo:margin-bottom="0.1665in" style:contextual-spacing="false" style:line-height-at-least="0.1665in" fo:text-indent="0in" style:auto-text-indent="false">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loext:opacity="0%"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rgDisplayImage" style:family="graphic" style:parent-style-name="Graphics">
      <style:graphic-properties text:anchor-type="paragraph" svg:x="0in" svg:y="0in" style:wrap="none" style:vertical-pos="top" style:vertical-rel="paragraph" style:horizontal-pos="center" style:horizontal-rel="paragraph"/>
    </style:style>
    <style:style style:name="OrgPageImage" style:family="graphic" style:parent-style-name="Graphics">
      <style:graphic-properties text:anchor-type="page" svg:x="0in" svg:y="0in" fo:margin-top="0.0827in" fo:margin-bottom="0.0827in"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0161in" style:rel-width="100%" fo:min-height="0.0161in" text:anchor-type="paragraph" svg:x="0in" svg:y="0in"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loext:rel-width-rel="paragraph"/>
    </style:style>
    <style:style style:name="OrgImageCaptionFrame" style:family="graphic" style:parent-style-name="Frame">
      <style:graphic-properties text:anchor-type="paragraph" svg:x="0in" svg:y="0in" fo:margin-left="0in" fo:margin-right="0in" fo:margin-top="0in" fo:margin-bottom="0in" style:wrap="none" style:vertical-pos="top" style:vertical-rel="paragraph" style:horizontal-pos="center" style:horizontal-rel="paragraph" fo:padding="0in" fo:border="none"/>
    </style:style>
    <style:style style:name="OrgPageImageCaptionFrame" style:family="graphic" style:parent-style-name="Frame">
      <style:graphic-properties text:anchor-type="paragraph" svg:x="0in" svg:y="0in" fo:margin-left="0in" fo:margin-right="0in" fo:margin-top="0.0827in" fo:margin-bottom="0.0827in" style:wrap="none" style:vertical-pos="middle" style:vertical-rel="page" style:horizontal-pos="center" style:horizontal-rel="page" fo:background-color="transparent" draw:fill="none" draw:fill-color="#729fcf" fo:padding="0in" fo:border="none" style:shadow="none" draw:shadow-opacity="100%"/>
    </style:style>
    <style:style style:name="OrgInlineImage" style:family="graphic" style:parent-style-name="Graphics">
      <style:graphic-properties text:anchor-type="as-char" svg:x="0in" svg:y="0in" style:vertical-pos="top" style:vertical-rel="baseline" style:horizontal-pos="center" style:horizontal-rel="paragraph"/>
    </style:style>
    <style:style style:name="OrgFormula" style:family="graphic">
      <style:graphic-properties text:anchor-type="as-char" svg:y="0in" fo:margin-left="0.0791in" fo:margin-right="0.0791in" style:vertical-pos="middle" style:vertical-rel="text" style:shadow="none" draw:shadow-opacity="100%"/>
    </style:style>
    <style:style style:name="OrgInlineFormula" style:family="graphic" style:parent-style-name="Formula">
      <style:graphic-properties svg:y="0in" style:vertical-pos="middle" style:vertical-rel="text"/>
    </style:style>
    <style:style style:name="OrgDisplayFormula" style:family="graphic" style:parent-style-name="OrgFormula">
      <style:graphic-properties svg:x="0in" svg:y="0in" style:vertical-pos="middle" style:vertical-rel="text" style:horizontal-pos="from-left" style:horizontal-rel="paragraph-content"/>
    </style:style>
    <style:style style:name="OrgFormulaCaptionFrame" style:family="graphic" style:parent-style-name="Frame">
      <style:graphic-properties text:anchor-type="paragraph" svg:x="0in" svg:y="0in" fo:margin-left="0in" fo:margin-right="0in" fo:margin-top="0in" fo:margin-bottom="0in" style:wrap="right" style:number-wrapped-paragraphs="1" style:wrap-contour="false" style:vertical-pos="top" style:vertical-rel="paragraph" style:horizontal-pos="center" style:horizontal-rel="paragraph" fo:padding="0in" fo:border="none"/>
    </style:style>
    <style:style style:name="OrgCaptionedFormula" style:family="graphic" style:parent-style-name="OrgFormula">
      <style:graphic-properties svg:x="0in" svg:y="0in" fo:margin-left="0in" fo:margin-right="0in" fo:margin-top="0in" fo:margin-bottom="0in" style:run-through="foreground" style:wrap="none" style:vertical-pos="from-top" style:horizontal-pos="center" style:horizontal-rel="paragraph-content" fo:padding="0in" fo:border="none" style:shadow="none" draw:shadow-opacity="100%"/>
    </style:style>
    <style:style style:name="OrgInlineTaskFrame" style:family="graphic" style:parent-style-name="Frame">
      <style:graphic-properties svg:x="0in" svg:y="0in" style:wrap="none" style:vertical-pos="top" style:vertical-rel="paragraph-content" style:horizontal-pos="center" style:horizontal-rel="paragraph-content" fo:background-color="#ffffcc" style:background-transparency="0%" draw:fill="solid" draw:fill-color="#ffffcc" draw:opacity="100%" fo:padding="0.0591in" fo:border="0.26pt solid #000000" style:shadow="none" draw:shado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OrgNumberedList">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rgBulletedList">
      <text:list-level-style-bullet text:level="1" text:style-name="Bullet_5f_20_5f_Symbols" style:num-suffix="." text:bullet-char="•">
        <style:list-level-properties text:space-before="0.25in" text:min-label-width="0.25in"/>
        <style:text-properties fo:font-family="StarSymbol" style:font-charset="x-symbol"/>
      </text:list-level-style-bullet>
      <text:list-level-style-bullet text:level="2" text:style-name="Bullet_5f_20_5f_Symbols" style:num-suffix="." text:bullet-char="•">
        <style:list-level-properties text:space-before="0.5in" text:min-label-width="0.25in"/>
        <style:text-properties fo:font-family="StarSymbol" style:font-charset="x-symbol"/>
      </text:list-level-style-bullet>
      <text:list-level-style-bullet text:level="3" text:style-name="Bullet_5f_20_5f_Symbols" style:num-suffix="." text:bullet-char="•">
        <style:list-level-properties text:space-before="0.75in" text:min-label-width="0.25in"/>
        <style:text-properties fo:font-family="StarSymbol" style:font-charset="x-symbol"/>
      </text:list-level-style-bullet>
      <text:list-level-style-bullet text:level="4" text:style-name="Bullet_5f_20_5f_Symbols" style:num-suffix="." text:bullet-char="•">
        <style:list-level-properties text:space-before="1in" text:min-label-width="0.25in"/>
        <style:text-properties fo:font-family="StarSymbol" style:font-charset="x-symbol"/>
      </text:list-level-style-bullet>
      <text:list-level-style-bullet text:level="5" text:style-name="Bullet_5f_20_5f_Symbols" style:num-suffix="." text:bullet-char="•">
        <style:list-level-properties text:space-before="1.25in" text:min-label-width="0.25in"/>
        <style:text-properties fo:font-family="StarSymbol" style:font-charset="x-symbol"/>
      </text:list-level-style-bullet>
      <text:list-level-style-bullet text:level="6" text:style-name="Bullet_5f_20_5f_Symbols" style:num-suffix="." text:bullet-char="•">
        <style:list-level-properties text:space-before="1.5in" text:min-label-width="0.25in"/>
        <style:text-properties fo:font-family="StarSymbol" style:font-charset="x-symbol"/>
      </text:list-level-style-bullet>
      <text:list-level-style-bullet text:level="7" text:style-name="Bullet_5f_20_5f_Symbols" style:num-suffix="." text:bullet-char="•">
        <style:list-level-properties text:space-before="1.75in" text:min-label-width="0.25in"/>
        <style:text-properties fo:font-family="StarSymbol" style:font-charset="x-symbol"/>
      </text:list-level-style-bullet>
      <text:list-level-style-bullet text:level="8" text:style-name="Bullet_5f_20_5f_Symbols" style:num-suffix="." text:bullet-char="•">
        <style:list-level-properties text:space-before="2in" text:min-label-width="0.25in"/>
        <style:text-properties fo:font-family="StarSymbol" style:font-charset="x-symbol"/>
      </text:list-level-style-bullet>
      <text:list-level-style-bullet text:level="9" text:style-name="Bullet_5f_20_5f_Symbols" style:num-suffix="." text:bullet-char="•">
        <style:list-level-properties text:space-before="2.25in" text:min-label-width="0.25in"/>
        <style:text-properties fo:font-family="StarSymbol" style:font-charset="x-symbol"/>
      </text:list-level-style-bullet>
      <text:list-level-style-bullet text:level="10" text:style-name="Bullet_5f_20_5f_Symbols" style:num-suffix="." text:bullet-char="•">
        <style:list-level-properties text:space-before="2.5in" text:min-label-width="0.25in"/>
        <style:text-properties fo:font-family="StarSymbol" style:font-charset="x-symbol"/>
      </text:list-level-style-bullet>
    </text:list-style>
    <text:list-style style:name="OrgDescriptionList">
      <text:list-level-style-number text:level="1" style:num-format="">
        <style:list-level-properties text:space-before="0.25in"/>
      </text:list-level-style-number>
      <text:list-level-style-number text:level="2" style:num-format="">
        <style:list-level-properties text:space-before="0.5in"/>
      </text:list-level-style-number>
      <text:list-level-style-number text:level="3" style:num-format="">
        <style:list-level-properties text:space-before="0.75in"/>
      </text:list-level-style-number>
      <text:list-level-style-number text:level="4" style:num-format="">
        <style:list-level-properties text:space-before="1in"/>
      </text:list-level-style-number>
      <text:list-level-style-number text:level="5" style:num-format="">
        <style:list-level-properties text:space-before="1.25in"/>
      </text:list-level-style-number>
      <text:list-level-style-number text:level="6" style:num-format="">
        <style:list-level-properties text:space-before="1.5in"/>
      </text:list-level-style-number>
      <text:list-level-style-number text:level="7" style:num-format="">
        <style:list-level-properties text:space-before="1.75in"/>
      </text:list-level-style-number>
      <text:list-level-style-number text:level="8" style:num-format="">
        <style:list-level-properties text:space-before="2in"/>
      </text:list-level-style-number>
      <text:list-level-style-number text:level="9" style:num-format="">
        <style:list-level-properties text:space-before="2.25in"/>
      </text:list-level-style-number>
      <text:list-level-style-number text:level="10" style:num-format="">
        <style:list-level-properties text:space-before="2.5in"/>
      </text:list-level-style-number>
    </text:list-style>
    <text:list-style style:name="OrgSrcBlockNumberedLine">
      <text:list-level-style-number text:level="1" style:num-format="1">
        <style:list-level-properties text:space-before="0.25in" text:min-label-width="0.25in" text:min-label-distance="0.0398in" fo:text-align="end"/>
      </text:list-level-style-number>
      <text:list-level-style-number text:level="2" style:num-format="1">
        <style:list-level-properties text:space-before="0.5in" text:min-label-width="0.25in" text:min-label-distance="0.0398in" fo:text-align="end"/>
      </text:list-level-style-number>
      <text:list-level-style-number text:level="3" style:num-format="1">
        <style:list-level-properties text:space-before="0.75in" text:min-label-width="0.25in" text:min-label-distance="0.0398in" fo:text-align="end"/>
      </text:list-level-style-number>
      <text:list-level-style-number text:level="4" style:num-format="1">
        <style:list-level-properties text:space-before="1in" text:min-label-width="0.25in" text:min-label-distance="0.0398in" fo:text-align="end"/>
      </text:list-level-style-number>
      <text:list-level-style-number text:level="5" style:num-format="1">
        <style:list-level-properties text:space-before="1.25in" text:min-label-width="0.25in" text:min-label-distance="0.0398in" fo:text-align="end"/>
      </text:list-level-style-number>
      <text:list-level-style-number text:level="6" style:num-format="1">
        <style:list-level-properties text:space-before="1.5in" text:min-label-width="0.25in" text:min-label-distance="0.0398in" fo:text-align="end"/>
      </text:list-level-style-number>
      <text:list-level-style-number text:level="7" style:num-format="1">
        <style:list-level-properties text:space-before="1.75in" text:min-label-width="0.25in" text:min-label-distance="0.0398in" fo:text-align="end"/>
      </text:list-level-style-number>
      <text:list-level-style-number text:level="8" style:num-format="1">
        <style:list-level-properties text:space-before="2in" text:min-label-width="0.25in" text:min-label-distance="0.0398in" fo:text-align="end"/>
      </text:list-level-style-number>
      <text:list-level-style-number text:level="9" style:num-format="1">
        <style:list-level-properties text:space-before="2.25in" text:min-label-width="0.25in" text:min-label-distance="0.0398in" fo:text-align="end"/>
      </text:list-level-style-number>
      <text:list-level-style-number text:level="10" style:num-format="1">
        <style:list-level-properties text:space-before="2.5in" text:min-label-width="0.25in" text:min-label-distance="0.0398in"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i"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usage="right">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MP1"><text:page-number text:select-page="current">6</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draw:style-name="Mdp1"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style:master-page style:name="Landscape" style:page-layout-name="Mpm6"/>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amie McFarlane</meta:initial-creator>
    <dc:date>2020-11-27T22:35:20.146271006</dc:date>
    <meta:creation-date>2020-11-09T18:47:49</meta:creation-date>
    <meta:generator>LibreOffice/7.0.2.2$Linux_X86_64 LibreOffice_project/00$Build-2</meta:generator>
    <meta:keyword/>
    <dc:subject/>
    <dc:title>Data visualisation CA 1</dc:title>
    <meta:editing-duration>PT4H35M33S</meta:editing-duration>
    <meta:editing-cycles>62</meta:editing-cycles>
    <meta:document-statistic meta:table-count="0" meta:image-count="0" meta:object-count="0" meta:page-count="6" meta:paragraph-count="62" meta:word-count="1255" meta:character-count="7735" meta:non-whitespace-character-count="6508"/>
    <meta:user-defined meta:name="ZOTERO_PREF_1">&lt;data data-version="3" zotero-version="5.0.93"&gt;&lt;session id="hxXDHzFm"/&gt;&lt;style id="http://www.zotero.org/styles/harvard-cite-them-right" hasBibliography="1" bibliographyStyleHasBeenSet="1"/&gt;&lt;prefs&gt;&lt;pref name="fieldType" value="ReferenceMark"/&gt;&lt;pref name="a</meta:user-defined>
    <meta:user-defined meta:name="ZOTERO_PREF_2">utomaticJournalAbbreviations" value="true"/&gt;&lt;/prefs&gt;&lt;/data&gt;</meta:user-defined>
  </office:meta>
</office:document-meta>
</file>